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842cm" fo:min-width="3.363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238cm" fo:min-width="3.699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239cm" fo:min-width="3.699cm"/>
    </style:style>
    <style:style style:name="gr4" style:family="graphic" style:parent-style-name="standard">
      <style:graphic-properties draw:stroke="none" svg:stroke-color="#000000" draw:fill="none" fo:min-height="1.626cm"/>
    </style:style>
    <style:style style:name="gr5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2.167cm" fo:min-width="2.898cm"/>
    </style:style>
    <style:style style:name="P1" style:family="paragraph">
      <style:paragraph-properties fo:text-align="center"/>
      <style:text-properties style:font-name="Carlito"/>
    </style:style>
    <style:style style:name="P2" style:family="paragraph">
      <style:paragraph-properties fo:text-align="center"/>
      <style:text-properties style:font-name="Carlito" fo:font-size="24pt" style:font-size-asian="24pt" style:font-size-complex="24pt"/>
    </style:style>
    <style:style style:name="P3" style:family="paragraph">
      <style:paragraph-properties fo:text-align="center"/>
      <style:text-properties fo:color="#ffffff" style:font-name="Carlito" fo:text-shadow="1pt 1pt"/>
    </style:style>
    <style:style style:name="P4" style:family="paragraph">
      <style:paragraph-properties fo:text-align="center"/>
      <style:text-properties fo:color="#ffffff" style:font-name="Carlito" fo:text-shadow="1pt 1pt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863cm" svg:height="2.092cm" svg:x="1.046cm" svg:y="6.016cm">
            <text:p text:style-name="P1"><text:span text:style-name="T1">CPU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4.199cm" svg:height="0.488cm" svg:x="12.824cm" svg:y="2.09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2.59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3.08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3.57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4.06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4.5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5.0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5.54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6.0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6.53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7.0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7.51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8.01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8.50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8.99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9.4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9.98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10.4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10.96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199cm" svg:height="0.489cm" svg:x="12.824cm" svg:y="11.4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199cm" svg:height="0.488cm" svg:x="12.824cm" svg:y="11.953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199cm" svg:height="1.876cm" svg:x="12.824cm" svg:y="1.071cm">
              <draw:text-box>
                <text:p text:style-name="P1"><text:span text:style-name="T1">Memoria</text:span></text:p>
              </draw:text-box>
            </draw:frame>
          </draw:g>
          <draw:line draw:style-name="gr5" draw:text-style-name="P1" draw:layer="layout" svg:x1="5.065cm" svg:y1="7.062cm" svg:x2="6.181cm" svg:y2="7.062cm">
            <text:p/>
          </draw:line>
          <draw:line draw:style-name="gr5" draw:text-style-name="P1" draw:layer="layout" svg:x1="11.457cm" svg:y1="7.062cm" svg:x2="12.573cm" svg:y2="7.062cm">
            <text:p/>
          </draw:line>
          <draw:custom-shape draw:style-name="gr6" draw:text-style-name="P4" draw:layer="layout" svg:width="4.804cm" svg:height="3.417cm" svg:x="6.401cm" svg:y="5.354cm">
            <text:p text:style-name="P3"><text:span text:style-name="T2">Traducción</text:span></text:p>
            <text:p text:style-name="P3"><text:span text:style-name="T2">de</text:span></text:p>
            <text:p text:style-name="P3"><text:span text:style-name="T2">direccion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7-05-30T17:12:05.472018783</meta:creation-date>
    <dc:date>2017-05-30T19:18:05.183603914</dc:date>
    <dc:creator>Eduardo Grosclaude</dc:creator>
    <meta:editing-duration>PT27M2S</meta:editing-duration>
    <meta:editing-cycles>5</meta:editing-cycles>
    <meta:generator>LibreOffice/4.3.3.2$Linux_X86_64 LibreOffice_project/430m0$Build-2</meta:generator>
    <meta:document-statistic meta:object-count="28"/>
  </office:meta>
</office:document-meta>
</file>